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1f2" officeooo:paragraph-rsid="000da1f2"/>
    </style:style>
    <style:style style:name="P2" style:family="paragraph" style:parent-style-name="Standard">
      <style:text-properties officeooo:rsid="000f11f2" officeooo:paragraph-rsid="000f11f2"/>
    </style:style>
    <style:style style:name="P3" style:family="paragraph" style:parent-style-name="Standard">
      <style:text-properties officeooo:rsid="0010f1eb" officeooo:paragraph-rsid="0010f1eb"/>
    </style:style>
    <style:style style:name="P4" style:family="paragraph" style:parent-style-name="Standard">
      <style:text-properties officeooo:rsid="00112d97" officeooo:paragraph-rsid="00112d97"/>
    </style:style>
    <style:style style:name="P5" style:family="paragraph" style:parent-style-name="Standard">
      <style:text-properties officeooo:rsid="00125d94" officeooo:paragraph-rsid="00125d94"/>
    </style:style>
    <style:style style:name="P6" style:family="paragraph" style:parent-style-name="Standard">
      <style:text-properties officeooo:rsid="00130bdd" officeooo:paragraph-rsid="00130bdd"/>
    </style:style>
    <style:style style:name="P7" style:family="paragraph" style:parent-style-name="Standard">
      <style:text-properties officeooo:rsid="00133ccf" officeooo:paragraph-rsid="00133ccf"/>
    </style:style>
    <style:style style:name="P8" style:family="paragraph" style:parent-style-name="Standard">
      <style:text-properties officeooo:rsid="00137bde" officeooo:paragraph-rsid="00137bde"/>
    </style:style>
    <style:style style:name="P9" style:family="paragraph" style:parent-style-name="Standard">
      <style:text-properties officeooo:rsid="00152e1e" officeooo:paragraph-rsid="00152e1e"/>
    </style:style>
    <style:style style:name="P10" style:family="paragraph" style:parent-style-name="Standard">
      <style:text-properties officeooo:rsid="001629ec" officeooo:paragraph-rsid="001629ec"/>
    </style:style>
    <style:style style:name="P11" style:family="paragraph" style:parent-style-name="Standard">
      <style:text-properties officeooo:rsid="0016aaf1" officeooo:paragraph-rsid="0016aaf1"/>
    </style:style>
    <style:style style:name="T1" style:family="text">
      <style:text-properties officeooo:rsid="00112d97"/>
    </style:style>
    <style:style style:name="T2" style:family="text">
      <style:text-properties officeooo:rsid="00130bdd"/>
    </style:style>
    <style:style style:name="T3" style:family="text">
      <style:text-properties officeooo:rsid="001629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ing and comprehension</text:p>
      <text:p text:style-name="P1">Asamalec Malaela 1997, 2007</text:p>
      <text:p text:style-name="P2">La pollution de l’air est en train de causer des problèmes de santé de plus en plus fréquentss</text:p>
      <text:p text:style-name="P2">Le réchauffement climatique est une réalité que nous devons prendre en compte.</text:p>
      <text:p text:style-name="P2">Les abeilles sont en danger, il est important de les protéger</text:p>
      <text:p text:style-name="P2">La révolution française a conduit à l’instauration d’un société plus démocratique en France</text:p>
      <text:p text:style-name="P2">Le terrorisme est un fléau international qui doit être combattu avec fermeté.</text:p>
      <text:p text:style-name="P2">La discrimination envers <text:s/>les minorités est un problème grave dans notre société.</text:p>
      <text:p text:style-name="P2"/>
      <text:p text:style-name="P3">Vocabulary</text:p>
      <text:p text:style-name="P3"/>
      <text:p text:style-name="P3">Etymology</text:p>
      <text:p text:style-name="P3">Love</text:p>
      <text:p text:style-name="P3">Vocabulary</text:p>
      <text:p text:style-name="P3"/>
      <text:p text:style-name="P3">TS</text:p>
      <text:p text:style-name="P3">Nous devons réduire notre consommation d’énergie pour limiter notre emprunte carbone.</text:p>
      <text:p text:style-name="P3">La renaissance a été une période de grand changement artistique et culturel en Europe.</text:p>
      <text:p text:style-name="P3">The renaissance was a period …</text:p>
      <text:p text:style-name="P3">L’empire romain a eu une influence considérable sur la culture contemporaine <text:span text:style-name="T1">(has had)</text:span></text:p>
      <text:p text:style-name="P4">Nous devons mettre en place des politiques d’immigration efficace pour garantir la sécurité de notre pays.</text:p>
      <text:p text:style-name="P5">L’éducation est une clé importante pour réduire les inégalités et favoriser l’ascenseur social.</text:p>
      <text:p text:style-name="P5">La santé mentale est un enjeu crucial dont nous devons prendre conscience.</text:p>
      <text:p text:style-name="P5"/>
      <text:p text:style-name="P5">JW </text:p>
      <text:p text:style-name="P5">E I C O C L P S D A H<text:tab/>Accomplished</text:p>
      <text:p text:style-name="P5">E E E C I D V <text:tab/>decieve</text:p>
      <text:p text:style-name="P5">I I I R M T G M N O A<text:tab/>immigration</text:p>
      <text:p text:style-name="P5">Y R T N U O C <text:tab/><text:tab/>country</text:p>
      <text:p text:style-name="P5">R R R U U T I G N N <text:tab/><text:span text:style-name="T2">nututring</text:span></text:p>
      <text:p text:style-name="P5"/>
      <text:p text:style-name="P6">SB</text:p>
      <text:p text:style-name="P6">Gender homogeneous ventriloquist philanthropist intelligence immigration accomplished legitimate philosophy handkerchief miksi coffee hawk acknowledgment</text:p>
      <text:p text:style-name="P6"/>
      <text:p text:style-name="P6">GK</text:p>
      <text:p text:style-name="P7">anemometer</text:p>
      <text:p text:style-name="P7">Cabage</text:p>
      <text:p text:style-name="P7">JS 30 years old</text:p>
      <text:p text:style-name="P7">Tanzania</text:p>
      <text:p text:style-name="P7">Cu cuivre</text:p>
      <text:p text:style-name="P7">Croud oil <text:tab/></text:p>
      <text:p text:style-name="P7">Niamey</text:p>
      <text:p text:style-name="P7">Niger 227</text:p>
      <text:p text:style-name="P7">presi of <text:tab/>Alassane ouatara</text:p>
      <text:p text:style-name="P7">Enjoyment (song)</text:p>
      <text:p text:style-name="P7">36 + 36 + 35 + 46 - 5 = 147</text:p>
      <text:p text:style-name="P8">28 – 62</text:p>
      <text:p text:style-name="P8"/>
      <text:p text:style-name="P8">skin = slim</text:p>
      <text:p text:style-name="P8">grammar and slang</text:p>
      <text:p text:style-name="P8"><text:soft-page-break/>english vocab comes from french</text:p>
      <text:p text:style-name="P9">Vocabulary</text:p>
      <text:p text:style-name="P9"/>
      <text:p text:style-name="P9">Vocabulary</text:p>
      <text:p text:style-name="P9">culture</text:p>
      <text:p text:style-name="P9">spepaeology</text:p>
      <text:p text:style-name="P9"/>
      <text:p text:style-name="P9"/>
      <text:p text:style-name="P9">TS</text:p>
      <text:p text:style-name="P9">Bien que certains pensent que la vie soit un long fleuve tranquil<text:span text:style-name="T3">l</text:span>e</text:p>
      <text:p text:style-name="P9">En se confrontant au chaos de la société, il est difficile de trouver un harmonie.</text:p>
      <text:p text:style-name="P10">Malgré les inquiétudes engendrées par la crise sanitaire, il est de notre devoir de respecter la nature.</text:p>
      <text:p text:style-name="P11">Avec le temps, on réalise que le bonheur n’est pas une destination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15:31:09.839877032</meta:creation-date>
    <dc:date>2023-06-10T18:13:42.859054136</dc:date>
    <meta:editing-duration>PT9M5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348" meta:character-count="2002" meta:non-whitespace-character-count="1697"/>
  </office:meta>
</office:document-meta>
</file>